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4.08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3.65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46cm" fo:min-width="2.43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368cm" fo:min-width="2.437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546cm" fo:min-width="2.14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097cm" fo:min-width="2.04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324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277cm" fo:min-width="2.282cm"/>
    </style:style>
    <style:style style:name="gr10" style:family="graphic" style:parent-style-name="objectwithoutfill">
      <style:graphic-properties draw:fill="none" draw:fill-color="#ffffff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0.5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43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637cm" fo:min-width="3.132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188cm" fo:min-width="2.35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368cm" fo:min-width="2.436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637cm" fo:min-width="3.13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3.09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solid" draw:fill-color="#ffffff"/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86cm" svg:height="1.905cm" svg:x="2.893cm" svg:y="5.445cm">
          <text:p text:style-name="P1"><text:span text:style-name="T1">Bàn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51cm" svg:height="1.524cm" svg:x="17.2cm" svg:y="5.572cm">
          <text:p text:style-name="P1"><text:span text:style-name="T1">Hóa đơn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51cm" svg:height="2.54cm" svg:x="1.254cm" svg:y="1.12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296cm" svg:y1="5.445cm" svg:x2="3.002cm" svg:y2="3.667cm">
          <text:p/>
        </draw:line>
        <draw:custom-shape draw:style-name="gr5" draw:text-style-name="P3" draw:layer="layout" svg:width="4.151cm" svg:height="2.286cm" svg:x="14.141cm" svg:y="1.12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742cm" svg:height="2.54cm" svg:x="3.329cm" svg:y="16.875cm">
          <text:p text:style-name="P1"><text:span text:style-name="T1"/></text:p>
          <text:p text:style-name="P1"><text:span text:style-name="T2">IDMon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03cm" svg:height="1.905cm" svg:x="8.791cm" svg:y="17.256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24cm" svg:height="1.905cm" svg:x="9.226cm" svg:y="12.811cm">
          <text:p text:style-name="P1"><text:span text:style-name="T1">Món ă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932cm" svg:height="2.159cm" svg:x="14.47cm" svg:y="17.256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295cm" svg:y1="16.875cm" svg:x2="11.084cm" svg:y2="14.716cm">
          <text:p/>
        </draw:line>
        <draw:line draw:style-name="gr10" draw:text-style-name="P6" draw:layer="layout" svg:x1="10.756cm" svg:y1="17.256cm" svg:x2="11.084cm" svg:y2="14.836cm">
          <text:p/>
        </draw:line>
        <draw:line draw:style-name="gr10" draw:text-style-name="P6" draw:layer="layout" svg:x1="16.327cm" svg:y1="17.256cm" svg:x2="11.084cm" svg:y2="14.716cm">
          <text:p/>
        </draw:line>
        <draw:custom-shape draw:style-name="gr11" draw:text-style-name="P2" draw:layer="layout" svg:width="2.185cm" svg:height="2.54cm" svg:x="11.192cm" svg:y="5.191cm">
          <text:p text:style-name="P1"><text:span text:style-name="T1">Có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7.48cm" svg:y1="6.461cm" svg:x2="11.193cm" svg:y2="6.461cm">
          <text:p/>
        </draw:line>
        <draw:line draw:style-name="gr10" draw:text-style-name="P6" draw:layer="layout" svg:x1="13.377cm" svg:y1="6.461cm" svg:x2="17.09cm" svg:y2="6.461cm">
          <text:p/>
        </draw:line>
        <draw:frame draw:style-name="gr12" draw:text-style-name="P7" draw:layer="layout" svg:width="0.934cm" svg:height="1.143cm" svg:x="11.521cm" svg:y="11.414cm">
          <draw:text-box draw:corner-radius="1.023cm">
            <text:p><text:span text:style-name="T3">n</text:span></text:p>
          </draw:text-box>
        </draw:frame>
        <draw:custom-shape draw:style-name="gr13" draw:text-style-name="P2" draw:layer="layout" svg:width="5.134cm" svg:height="2.667cm" svg:x="5.841cm" svg:y="1.127cm">
          <text:p text:style-name="P1"><text:span text:style-name="T1">Số lượng </text:span></text:p>
          <text:p text:style-name="P1"><text:span text:style-name="T1">chỗ ngồ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8.244cm" svg:y1="3.794cm" svg:x2="5.295cm" svg:y2="5.445cm">
          <text:p/>
        </draw:line>
        <draw:line draw:style-name="gr10" draw:text-style-name="P6" draw:layer="layout" svg:x1="19.494cm" svg:y1="5.572cm" svg:x2="16.217cm" svg:y2="3.413cm">
          <text:p/>
        </draw:line>
        <draw:custom-shape draw:style-name="gr14" draw:text-style-name="P2" draw:layer="layout" svg:width="4.041cm" svg:height="2.032cm" svg:x="19.057cm" svg:y="1.254cm">
          <text:p text:style-name="P1"><text:span text:style-name="T1">Ngày gi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9.494cm" svg:y1="5.572cm" svg:x2="21.132cm" svg:y2="3.286cm">
          <text:p/>
        </draw:line>
        <draw:line draw:style-name="gr4" draw:text-style-name="P4" draw:layer="layout" svg:x1="12.285cm" svg:y1="7.731cm" svg:x2="11.084cm" svg:y2="12.811cm">
          <text:p/>
        </draw:line>
        <draw:frame draw:style-name="gr12" draw:text-style-name="P7" draw:layer="layout" svg:width="0.934cm" svg:height="1.143cm" svg:x="7.589cm" svg:y="5.445cm">
          <draw:text-box draw:corner-radius="0.007cm">
            <text:p><text:span text:style-name="T3">n</text:span></text:p>
          </draw:text-box>
        </draw:frame>
        <draw:frame draw:style-name="gr12" draw:text-style-name="P7" draw:layer="layout" svg:width="0.934cm" svg:height="1.143cm" svg:x="16.32cm" svg:y="5.519cm">
          <draw:text-box draw:corner-radius="1.023cm">
            <text:p><text:span text:style-name="T3">1</text:span></text:p>
          </draw:text-box>
        </draw:frame>
        <draw:custom-shape draw:style-name="gr5" draw:text-style-name="P3" draw:layer="layout" svg:width="4.151cm" svg:height="2.286cm" svg:x="14.578cm" svg:y="8.874cm">
          <text:p text:style-name="P1"><text:span text:style-name="T2">TGT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4.15cm" svg:height="2.286cm" svg:x="18.729cm" svg:y="17.383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93cm" svg:y1="14.716cm" svg:x2="20.804cm" svg:y2="17.383cm">
          <text:p/>
        </draw:line>
        <draw:custom-shape draw:style-name="gr16" draw:text-style-name="P9" draw:layer="layout" svg:width="5.133cm" svg:height="2.667cm" svg:x="1.254cm" svg:y="9.255cm">
          <text:p text:style-name="P8"><text:span text:style-name="T3">Trạng thái</text:span></text:p>
          <text:p text:style-name="P8"><text:span text:style-name="T3">(còn/hế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5.133cm" svg:height="2.667cm" svg:x="17.746cm" svg:y="13.7cm">
          <text:p text:style-name="P8"><text:span text:style-name="T3">Trạng thái</text:span></text:p>
          <text:p text:style-name="P8"><text:span text:style-name="T3">(có/khô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93cm" svg:y1="14.716cm" svg:x2="17.746cm" svg:y2="15.224cm">
          <text:p/>
        </draw:line>
        <draw:line draw:style-name="gr4" draw:text-style-name="P4" draw:layer="layout" svg:x1="5.064cm" svg:y1="7.35cm" svg:x2="3.286cm" svg:y2="9.255cm">
          <text:p/>
        </draw:line>
        <draw:line draw:style-name="gr4" draw:text-style-name="P4" draw:layer="layout" svg:x1="16.875cm" svg:y1="8.874cm" svg:x2="19.161cm" svg:y2="7.096cm">
          <text:p/>
        </draw:line>
        <draw:custom-shape draw:style-name="gr17" draw:text-style-name="P10" draw:layer="layout" svg:width="5.08cm" svg:height="3.048cm" svg:x="20.304cm" svg:y="8.874cm">
          <text:p text:style-name="P8"><text:span text:style-name="T4">Trạng thái</text:span></text:p>
          <text:p text:style-name="P8"><text:span text:style-name="T4">(đã trả/chư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161cm" svg:y1="7.096cm" svg:x2="22.717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htu </meta:initial-creator>
    <meta:creation-date>2015-12-12T08:12:00</meta:creation-date>
    <dc:date>2015-12-12T12:08:35.628000000</dc:date>
    <meta:editing-duration>PT46M21S</meta:editing-duration>
    <meta:editing-cycles>5</meta:editing-cycles>
    <meta:generator>LibreOffice/5.0.3.2$Windows_x86 LibreOffice_project/e5f16313668ac592c1bfb310f4390624e3dbfb75</meta:generator>
    <meta:document-statistic meta:object-count="34"/>
  </office:meta>
</office:document-meta>
</file>